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007cm" table:align="left"/>
    </style:style>
    <style:style style:name="Таблица1.A" style:family="table-column">
      <style:table-column-properties style:column-width="5.9cm"/>
    </style:style>
    <style:style style:name="Таблица1.B" style:family="table-column">
      <style:table-column-properties style:column-width="4.207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 style:font-name="apple-system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 style:font-name="apple-system" fo:font-size="12pt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 officeooo:paragraph-rsid="00013e16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officeooo:paragraph-rsid="00013e16"/>
    </style:style>
    <style:style style:name="P7" style:family="paragraph" style:parent-style-name="Heading_20_1">
      <style:paragraph-properties fo:margin-left="0.159cm" fo:margin-right="0cm" fo:margin-top="0cm" fo:margin-bottom="0cm" loext:contextual-spacing="false" fo:line-height="116%" fo:orphans="2" fo:widows="2" fo:text-indent="0cm" style:auto-text-indent="false" fo:padding="0cm" fo:border="none"/>
      <style:text-properties fo:font-variant="normal" fo:text-transform="none" fo:color="#172b4d" style:font-name="apple-system" fo:font-style="normal" fo:font-weight="normal"/>
    </style:style>
    <style:style style:name="P8" style:family="paragraph" style:parent-style-name="Heading_20_2">
      <style:paragraph-properties fo:margin-left="0.159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172b4d" style:font-name="apple-system" fo:font-style="normal" fo:font-weight="normal"/>
    </style:style>
    <style:style style:name="P9" style:family="paragraph" style:parent-style-name="Heading_20_3">
      <style:paragraph-properties fo:margin-left="0.159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172b4d" style:font-name="apple-system" fo:font-style="normal" fo:font-weight="normal"/>
    </style:style>
    <style:style style:name="P10" style:family="paragraph" style:parent-style-name="Text_20_body">
      <style:paragraph-properties fo:margin-left="0.159cm" fo:margin-right="0cm" fo:margin-top="0cm" fo:margin-bottom="0cm" loext:contextual-spacing="false" fo:line-height="116%" fo:orphans="2" fo:widows="2" fo:text-indent="0cm" style:auto-text-indent="false" fo:padding="0cm" fo:border="none"/>
      <style:text-properties fo:font-variant="normal" fo:text-transform="none" fo:color="#172b4d" style:font-name="apple-system" fo:font-style="normal" fo:font-weight="normal"/>
    </style:style>
    <style:style style:name="P11" style:family="paragraph" style:parent-style-name="Heading_20_2">
      <style:text-properties fo:font-variant="normal" fo:text-transform="none" fo:color="#172b4d" style:font-name="apple-system" fo:font-style="normal" fo:font-weight="normal"/>
    </style:style>
    <style:style style:name="P12" style:family="paragraph" style:parent-style-name="Heading_20_4">
      <style:paragraph-properties fo:margin-left="0.953cm" fo:margin-right="0cm" fo:margin-top="0.423cm" fo:margin-bottom="0cm" loext:contextual-spacing="false" fo:line-height="142%" fo:orphans="2" fo:widows="2" fo:text-indent="0cm" style:auto-text-indent="false" fo:padding="0cm" fo:border="none"/>
      <style:text-properties fo:font-variant="normal" fo:text-transform="none" fo:color="#172b4d" style:font-name="apple-system" fo:font-size="12pt" fo:letter-spacing="normal" fo:font-style="normal" fo:font-weight="bold" loext:padding="0cm" loext:border="none"/>
    </style:style>
    <style:style style:name="P13" style:family="paragraph" style:parent-style-name="Table_20_Heading">
      <style:paragraph-properties fo:text-align="start" style:justify-single-word="false"/>
      <style:text-properties officeooo:paragraph-rsid="00013e16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 style:font-name="apple-system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 style:font-name="apple-system" fo:font-size="12pt" fo:letter-spacing="normal" fo:font-style="normal" fo:font-weight="normal"/>
    </style:style>
    <style:style style:name="P17" style:family="paragraph" style:parent-style-name="Text_20_body" style:list-style-name="L3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 style:font-name="apple-system" fo:font-size="12pt" fo:letter-spacing="normal" fo:font-style="normal" fo:font-weight="normal"/>
    </style:style>
    <style:style style:name="P18" style:family="paragraph" style:parent-style-name="Text_20_body" style:list-style-name="L4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 style:font-name="apple-system" fo:font-size="12pt" fo:letter-spacing="normal" fo:font-style="normal" fo:font-weight="normal"/>
    </style:style>
    <style:style style:name="P19" style:family="paragraph" style:parent-style-name="Text_20_body" style:list-style-name="L5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172b4d" style:font-name="apple-system" fo:font-size="12pt" fo:letter-spacing="normal" fo:font-style="normal" fo:font-weight="normal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fo:font-variant="normal" fo:text-transform="none" fo:color="#172b4d"/>
    </style:style>
    <style:style style:name="T3" style:family="text">
      <style:text-properties fo:font-variant="normal" fo:text-transform="none" fo:color="#172b4d" style:font-name="apple-system" fo:font-size="12pt" fo:font-style="normal" fo:font-weight="normal"/>
    </style:style>
    <style:style style:name="T4" style:family="text">
      <style:text-properties fo:font-variant="normal" fo:text-transform="none" fo:color="#172b4d" style:font-name="apple-system" fo:font-size="12pt" fo:font-style="normal" fo:font-weight="normal" officeooo:rsid="0001b020"/>
    </style:style>
    <style:style style:name="T5" style:family="text">
      <style:text-properties fo:font-variant="normal" fo:text-transform="none" fo:color="#172b4d" style:font-name="apple-system" fo:font-size="12pt" fo:font-style="normal" fo:font-weight="normal" officeooo:rsid="000301b4"/>
    </style:style>
    <style:style style:name="T6" style:family="text">
      <style:text-properties fo:language="ru" fo:country="RU" officeooo:rsid="00013e16"/>
    </style:style>
    <style:style style:name="T7" style:family="text">
      <style:text-properties officeooo:rsid="0001b020"/>
    </style:style>
    <style:style style:name="T8" style:family="text">
      <style:text-properties officeooo:rsid="000301b4"/>
    </style:style>
    <text:list-style style:name="L1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bookmark text:name="Чат-бот-для-мессенджера-Телеграм---Claybot"/>Чат-бот для мессенджера Телеграм - Claybot</text:h>
      <text:p text:style-name="P5"><text:span text:style-name="T3">Версия </text:span><text:span text:style-name="T4">0</text:span><text:span text:style-name="T3">.</text:span><text:span text:style-name="T5">3</text:span></text:p>
      <text:p text:style-name="P2">дата 13.02.2023</text:p>
      <text:p text:style-name="P3"> </text:p>
      <text:h text:style-name="P7" text:outline-level="1"><text:bookmark text:name="Цель"/>Цель</text:h>
      <text:p text:style-name="P2">Целью составления данного тест-плана является описание процесса тестирования чатбота для Телеграм “Claybot”. Документ позволяет получить представление о плановых работах по тестированию проекта.</text:p>
      <text:h text:style-name="P7" text:outline-level="1"><text:bookmark text:name="Исходные-данные"/>Исходные данные </text:h>
      <text:p text:style-name="P5"><text:span text:style-name="Strong_20_Emphasis"><text:span text:style-name="T3">Claybot </text:span></text:span><text:span text:style-name="T3">– Телеграм бот гончарной мастерской «Море» . Цель проекта – рассказать клиентам о мастерской, предоставить возможность заказа глиняных изделий ручной работы, а так же осуществлять бронирование на Мастер-Класс.</text:span></text:p>
      <text:h text:style-name="P7" text:outline-level="1"><text:bookmark text:name="Цели-тестирования"/>Цели тестирования</text:h>
      <text:p text:style-name="P2">Целью тестирования чатбота Claybot является проверка корректной работы всех его функциональных возможностей в мессенджере Телеграм c типовыми сценариями его использования. Часть времени (примерно 20%) будет использована для тестирования нетиповых/потенциально вызывающих ошибки работы сценариев использования.</text:p>
      <text:p text:style-name="P2">Итогом процесса тестирования будут следующие материалы: </text:p>
      <text:p text:style-name="P3">• <text:span text:style-name="T1">заключение команды тестирования относительно общего состояния, дающее разработчикам и заказчику данного продукта картину относительно корректности работы чатбота;</text:span></text:p>
      <text:p text:style-name="P4">• <text:span text:style-name="T1">отчет о результатах тестирования текущего покрытия типовых сценариев использования; </text:span></text:p>
      <text:p text:style-name="P6"><text:soft-page-break/><text:span text:style-name="T2">• </text:span><text:span text:style-name="T3">задокументированные баги в багтрекере заказчика. Тестирование будет производиться вручную, методом «неформального» тестирования (ad-hoc testing) с позиции конечного пользователя приложения.</text:span></text:p>
      <text:h text:style-name="P7" text:outline-level="1"><text:bookmark text:name="Условия-тестирования"/>Условия тестирования</text:h>
      <text:p text:style-name="P2">Чатбот должен удовлетворять потребность пользователя в активностях, связанных с получением информации о работе Мастерской, отправкой сообщений, бронированием даты мастер-классов, создания заказов.</text:p>
      <text:h text:style-name="P7" text:outline-level="1"><text:bookmark text:name="Стратегия-процесса-тестирования"/>Стратегия процесса тестирования</text:h>
      <text:p text:style-name="P2">Приведенный ниже план тестирования является формальным, так как для построения развернутого плана необходимо понимание текущего состояния проекта. В результате первого прогона функциональных тестов в тест-план будут внесены изменения и улучшения. Первый прогон функциональных тестов даст нам четкое представление об уровне стабильности системы и будет четко определен набор тестов, которые будут выполнены в каждой конфигурации. </text:p>
      <text:p text:style-name="P2">Такой подход даст возможность получить развернутый отчет по тестируемому продукту и сосредоточить максимальное внимание на узких местах. Заказчику будут предоставляться ежедневные отчеты о ходе тестирования, найденных дефектах, предложениях по улучшению роботы продукта и его дизайна. Все обнаруженные дефекты будут занесены в виде отдельных тикетов для последующего исправления в багтрекер заказчика. </text:p>
      <text:p text:style-name="P2">В процессе тестирования чатбота Claybot будет применено ad-hoc тестирование ввиду отсутствия строгой спецификации, а также ввиду ограниченности ресурсов на формализацию тестов.</text:p>
      <text:p text:style-name="P2">Планируется пять этапов проведения процесса тестирования: </text:p>
      <text:list xml:id="list1232818021" text:style-name="L1">
        <text:list-item>
          <text:p text:style-name="P15"><text:soft-page-break/><text:s/>первый этап заключается в анализе ТЗ, составлении тест плана, а также частичного прогона функциональных тестов;</text:p>
        </text:list-item>
        <text:list-item>
          <text:p text:style-name="P15"><text:s/>второй этап будет посвящен детальному прогону функциональных тестов с выявлением и описанием дефектов; </text:p>
        </text:list-item>
        <text:list-item>
          <text:p text:style-name="P15"><text:s/>третьим этапом является проверка решенных разработчиками багов и проведение регрессионного тестирования</text:p>
        </text:list-item>
        <text:list-item>
          <text:p text:style-name="P15"><text:s/>четвертый этап заключается в тестировании дизайна продукта с описанием найденных дефектов</text:p>
        </text:list-item>
      </text:list>
      <text:p text:style-name="P2">Таким образом, достигается максимальная детализация глубины тестирования, что, в свою очередь, позволяет более точно определить затрачиваемые ресурсы, а так же позволяет разработчикам проекта исправлять дефекты на самых ранних этапах.</text:p>
      <text:p text:style-name="P2">ОС утвержденные к проверке:</text:p>
      <text:list xml:id="list2471507835" text:style-name="L2">
        <text:list-item>
          <text:p text:style-name="P16"><text:s/>Android</text:p>
        </text:list-item>
        <text:list-item>
          <text:p text:style-name="P16"><text:s/>Windows 11</text:p>
        </text:list-item>
      </text:list>
      <text:h text:style-name="P7" text:outline-level="1"><text:bookmark text:name="Типы-тестирования"/>Типы тестирования</text:h>
      <text:h text:style-name="P8" text:outline-level="2"><text:bookmark text:name="Функциональное-тестирование"/>Функциональное тестирование</text:h>
      <text:h text:style-name="P9" text:outline-level="3"><text:bookmark text:name="Цель:"/>Цель:</text:h>
      <text:p text:style-name="P2">Выявление функциональных ошибок, несоответствий ТЗ и ожиданиям пользователя путем реализации стандартных, а также нетривиальных тестовых сценариев. </text:p>
      <text:p text:style-name="P2">Описание процесса: </text:p>
      <text:h text:style-name="P12" text:outline-level="4"><text:bookmark text:name="Запуск-и-Главное-меню:"/>Запуск и Главное меню:</text:h>
      <text:list xml:id="list2606773455" text:style-name="L3">
        <text:list-item>
          <text:p text:style-name="P17"><text:s/>Проверка запуска бота</text:p>
        </text:list-item>
        <text:list-item>
          <text:p text:style-name="P17"><text:s/>Работоспособность кнопок главного меню и переход в выбранные пользователем разделы.</text:p>
        </text:list-item>
      </text:list>
      <text:h text:style-name="P12" text:outline-level="4"><text:bookmark text:name="Раздел-“О-мастерской”:"/><text:soft-page-break/>Раздел “О мастерской”:</text:h>
      <text:p text:style-name="P2">Переход по Inline-кнопкам раздела</text:p>
      <text:h text:style-name="P12" text:outline-level="4"><text:bookmark text:name="Раздел-“Мастер-класс”:"/>Раздел “Мастер-класс”:</text:h>
      <text:list xml:id="list3958581638" text:style-name="L4">
        <text:list-item>
          <text:p text:style-name="P18"><text:s/>Переход по Inline-кнопкам раздела, возможность записаться на мастер-класс</text:p>
        </text:list-item>
        <text:list-item>
          <text:p text:style-name="P18"><text:s/>Перенаправление информации заказчику в разделе “свой вариант”</text:p>
        </text:list-item>
        <text:list-item>
          <text:p text:style-name="P18"><text:s/>Выбор времени проведения мк</text:p>
        </text:list-item>
        <text:list-item>
          <text:p text:style-name="P18"><text:s/>Подтверждение записи через телефон</text:p>
        </text:list-item>
        <text:list-item>
          <text:p text:style-name="P18"><text:s/>Подтверждение записи через никнейм Телеграм</text:p>
        </text:list-item>
      </text:list>
      <text:h text:style-name="P12" text:outline-level="4"><text:bookmark text:name="Раздел-“Изделия-под-Заказ”:"/>Раздел “Изделия под Заказ”:</text:h>
      <text:p text:style-name="P2">Проверка отправки и подтверждения Заказа </text:p>
      <text:p text:style-name="P2">Подтверждение заказа через телефон</text:p>
      <text:p text:style-name="P2">Подтверждение заказа через никнейм Телеграм</text:p>
      <text:h text:style-name="P12" text:outline-level="4"><text:bookmark text:name="Раздел-“Контакты”:"/>Раздел “Контакты”:</text:h>
      <text:p text:style-name="P2">Наличие актуальной информации и действующих ссылок</text:p>
      <text:h text:style-name="P12" text:outline-level="4"><text:bookmark text:name="Раздел-“Мои-Записи”:"/>Раздел “Мои Записи”:</text:h>
      <text:list xml:id="list3689959216" text:style-name="L5">
        <text:list-item>
          <text:p text:style-name="P19"><text:s/>Сохранение записи</text:p>
        </text:list-item>
        <text:list-item>
          <text:p text:style-name="P19"><text:s/>Возможность отмены записи</text:p>
        </text:list-item>
      </text:list>
      <text:h text:style-name="P7" text:outline-level="1"><text:bookmark text:name="План-работ"/>План работ</text:h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office:value-type="string">
            <text:p text:style-name="P13"><text:span text:style-name="Strong_20_Emphasis"><text:span text:style-name="T6">Задача</text:span></text:span></text:p>
          </table:table-cell>
          <table:table-cell table:style-name="Таблица1.A1" office:value-type="string">
            <text:p text:style-name="P13"><text:span text:style-name="Strong_20_Emphasis"><text:span text:style-name="T6">Объем работ</text:span></text:span></text:p>
          </table:table-cell>
          <table:table-cell table:style-name="Таблица1.A1" office:value-type="string">
            <text:p text:style-name="P13"><text:span text:style-name="Strong_20_Emphasis"><text:span text:style-name="T6">Сроки выполнения</text:span></text:span></text:p>
          </table:table-cell>
        </table:table-row>
        <table:table-row>
          <table:table-cell table:style-name="Таблица1.A1" office:value-type="string">
            <text:p text:style-name="Table_20_Contents">Составление Тест Плана</text:p>
          </table:table-cell>
          <table:table-cell table:style-name="Таблица1.A1" office:value-type="string">
            <text:p text:style-name="Table_20_Contents">12 часов</text:p>
          </table:table-cell>
          <table:table-cell table:style-name="Таблица1.A1" office:value-type="string">
            <text:p text:style-name="Table_20_Contents">13.02.2023 - 14.02.2023</text:p>
          </table:table-cell>
        </table:table-row>
        <table:table-row>
          <table:table-cell table:style-name="Таблица1.A1" office:value-type="string">
            <text:p text:style-name="Table_20_Contents">Выполнение тестирования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>Анализ тестирования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>Подведение итогов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P3"/>
      <text:h text:style-name="P1" text:outline-level="1"><text:bookmark text:name="Конечные-результаты"/><text:soft-page-break/>Конечные результаты</text:h>
      <text:h text:style-name="P8" text:outline-level="2"><text:bookmark text:name="Итог"/>Итог</text:h>
      <text:p text:style-name="P2">Конечным итогом проведения тестирования должен стать оформленный конечный результат процесса тестирования с описанными дефектами, а также рекомендациями по улучшению продукта с точки зрения конечного пользователя.</text:p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 LibreOffice_project/4e471d8c02c9c90f512f7f9ead8875b57fcb1ec3</meta:generator>
    <dc:date>2023-02-18T06:04:44.485000000</dc:date>
    <meta:editing-duration>PT4M3S</meta:editing-duration>
    <meta:editing-cycles>3</meta:editing-cycles>
    <meta:document-statistic meta:table-count="1" meta:image-count="0" meta:object-count="0" meta:page-count="5" meta:paragraph-count="67" meta:word-count="570" meta:character-count="4671" meta:non-whitespace-character-count="4154"/>
  </office:meta>
</office:document-meta>
</file>